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er.importContent( Area area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er.convertLinks( Publication srcPub , Area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er.importDocument( Area area , Element element , String baseUri , String path , boolean visibleInNa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Importer.importElement( Area area , NamespaceHelper helper , Element element , String baseUri , String parent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er.importChildren( Area area , NamespaceHelper helper , Element element , String baseUri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er.Importer(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orter.importContent( Publication srcPub , Area area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